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63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152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66cm" fo:break-before="page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1"/>
        <table:table-column table:style-name="co5" table:default-cell-style-name="ce9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juin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5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table:style-name="ce3" office:value-type="string" calcext:value-type="string">
            <text:p>ANGELY, MARION</text:p>
          </table:table-cell>
          <table:table-cell table:style-name="ce4" office:value-type="float" office:value="1337332" calcext:value-type="float">
            <text:p>1337332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CENTRE PATRONAL DE SANTE ET SECURITE DU TRAVAIL DU QUEBEC (C P S S T Q )</text:p>
          </table:table-cell>
          <table:table-cell table:style-name="ce10"/>
          <table:table-cell table:style-name="ce4" office:value-type="float" office:value="1574.81" calcext:value-type="float">
            <text:p>1574,81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812" calcext:value-type="float">
            <text:p>1353812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 office:value-type="string" calcext:value-type="string">
            <text:p>L'EQUIPE COLLISION EXPERT INC.</text:p>
          </table:table-cell>
          <table:table-cell table:style-name="ce4"/>
          <table:table-cell table:style-name="ce4" office:value-type="float" office:value="1653.55" calcext:value-type="float">
            <text:p>1653,55</text:p>
          </table:table-cell>
          <table:table-cell table:style-name="ce4" office:value-type="string" calcext:value-type="string">
            <text:p>Conseiller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799" calcext:value-type="float">
            <text:p>1353799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 office:value-type="string" calcext:value-type="string">
            <text:p>NATHALIE FAUCHER, ARBITRE INC.</text:p>
          </table:table-cell>
          <table:table-cell table:style-name="ce4"/>
          <table:table-cell table:style-name="ce4" office:value-type="float" office:value="220.47" calcext:value-type="float">
            <text:p>220,47</text:p>
          </table:table-cell>
          <table:table-cell table:style-name="ce4" office:value-type="string" calcext:value-type="string">
            <text:p>Avoca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807" calcext:value-type="float">
            <text:p>1353807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 office:value-type="string" calcext:value-type="string">
            <text:p>RICCI, TEASDALE HUISSIERS DE JUSTICE INC.</text:p>
          </table:table-cell>
          <table:table-cell table:style-name="ce10"/>
          <table:table-cell table:style-name="ce4" office:value-type="float" office:value="197.11" calcext:value-type="float">
            <text:p>197,11</text:p>
          </table:table-cell>
          <table:table-cell table:style-name="ce4" office:value-type="string" calcext:value-type="string">
            <text:p>Huissier de justic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5396" calcext:value-type="float">
            <text:p>1325396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TOTALMED SOLUTIONS SANTE INC.</text:p>
          </table:table-cell>
          <table:table-cell table:style-name="ce10"/>
          <table:table-cell table:style-name="ce4" office:value-type="float" office:value="402.89" calcext:value-type="float">
            <text:p>402,89</text:p>
          </table:table-cell>
          <table:table-cell table:style-name="ce4" office:value-type="string" calcext:value-type="string">
            <text:p>Médeci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AUDIN, CYRIL</text:p>
          </table:table-cell>
          <table:table-cell table:style-name="ce4" office:value-type="float" office:value="1352685" calcext:value-type="float">
            <text:p>1352685</text:p>
          </table:table-cell>
          <table:table-cell table:style-name="ce8" office:value-type="date" office:date-value="2019-06-12" calcext:value-type="date">
            <text:p>12/06/2019</text:p>
          </table:table-cell>
          <table:table-cell table:style-name="ce4" office:value-type="string" calcext:value-type="string">
            <text:p>3289419 CANADA (COLLINS)</text:p>
          </table:table-cell>
          <table:table-cell table:style-name="ce10"/>
          <table:table-cell table:style-name="ce4" office:value-type="float" office:value="254.97" calcext:value-type="float">
            <text:p>254,97</text:p>
          </table:table-cell>
          <table:table-cell table:style-name="ce4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442" calcext:value-type="float">
            <text:p>1353442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/>
          <table:table-cell table:style-name="ce10"/>
          <table:table-cell table:style-name="ce4" office:value-type="float" office:value="461.32" calcext:value-type="float">
            <text:p>461,32</text:p>
          </table:table-cell>
          <table:table-cell table:style-name="ce4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897" calcext:value-type="float">
            <text:p>1355897</text:p>
          </table:table-cell>
          <table:table-cell table:style-name="ce8" office:value-type="date" office:date-value="2019-06-28" calcext:value-type="date">
            <text:p>28/06/2019</text:p>
          </table:table-cell>
          <table:table-cell table:style-name="ce4" office:value-type="string" calcext:value-type="string">
            <text:p>ADDISON ELECTRONIQUE MONTREAL</text:p>
          </table:table-cell>
          <table:table-cell table:style-name="ce4"/>
          <table:table-cell table:style-name="ce4" office:value-type="float" office:value="490.5" calcext:value-type="float">
            <text:p>490,5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7071" calcext:value-type="float">
            <text:p>1347071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APSAM ASSOCIATION PARITAIRE SANTE &amp; SECURITE AFFAIRES MUNICIPALES</text:p>
          </table:table-cell>
          <table:table-cell table:style-name="ce10"/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851" calcext:value-type="float">
            <text:p>1352851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table:number-columns-repeated="2"/>
          <table:table-cell table:style-name="ce4" office:value-type="float" office:value="130.8" calcext:value-type="float">
            <text:p>130,8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9966" calcext:value-type="float">
            <text:p>1349966</text:p>
          </table:table-cell>
          <table:table-cell table:style-name="ce8" office:value-type="date" office:date-value="2019-06-03" calcext:value-type="date">
            <text:p>03/06/2019</text:p>
          </table:table-cell>
          <table:table-cell table:style-name="ce4" office:value-type="string" calcext:value-type="string">
            <text:p>CONSTRUCTION DJL INC</text:p>
          </table:table-cell>
          <table:table-cell table:style-name="ce4"/>
          <table:table-cell table:style-name="ce4" office:value-type="float" office:value="585.36" calcext:value-type="float">
            <text:p>585,36</text:p>
          </table:table-cell>
          <table:table-cell table:style-name="ce4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021" calcext:value-type="float">
            <text:p>1354021</text:p>
          </table:table-cell>
          <table:table-cell table:style-name="ce8" office:value-type="date" office:date-value="2019-06-19" calcext:value-type="date">
            <text:p>19/06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582.86" calcext:value-type="float">
            <text:p>582,86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367" calcext:value-type="float">
            <text:p>1354367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ECO-COMPTEUR INC.</text:p>
          </table:table-cell>
          <table:table-cell table:style-name="ce4"/>
          <table:table-cell table:style-name="ce4" office:value-type="float" office:value="997.38" calcext:value-type="float">
            <text:p>997,38</text:p>
          </table:table-cell>
          <table:table-cell table:style-name="ce4" office:value-type="string" calcext:value-type="string">
            <text:p>Conseiller - Étude de marché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style-name="ce8" office:value-type="date" office:date-value="2019-06-21" calcext:value-type="date">
            <text:p>21/06/2019</text:p>
          </table:table-cell>
          <table:table-cell table:style-name="ce4" table:number-columns-repeated="2"/>
          <table:table-cell table:style-name="ce4" office:value-type="float" office:value="2099.75" calcext:value-type="float">
            <text:p>2099,75</text:p>
          </table:table-cell>
          <table:table-cell table:style-name="ce4" office:value-type="string" calcext:value-type="string">
            <text:p>Conseiller - Étude de march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28" calcext:value-type="float">
            <text:p>1355028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ENNIS-FLINT</text:p>
          </table:table-cell>
          <table:table-cell table:style-name="ce4"/>
          <table:table-cell table:style-name="ce4" office:value-type="float" office:value="832.34" calcext:value-type="float">
            <text:p>832,34</text:p>
          </table:table-cell>
          <table:table-cell table:style-name="ce4" office:value-type="string" calcext:value-type="string">
            <text:p>Peinture de signal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6893" calcext:value-type="float">
            <text:p>1346893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HILTI CANADA LTEE</text:p>
          </table:table-cell>
          <table:table-cell table:style-name="ce10"/>
          <table:table-cell table:style-name="ce4" office:value-type="float" office:value="186.22" calcext:value-type="float">
            <text:p>186,22</text:p>
          </table:table-cell>
          <table:table-cell table:style-name="ce4" office:value-type="string" calcext:value-type="string">
            <text:p>Réparation/Entretien - Outil électr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625" calcext:value-type="float">
            <text:p>1355625</text:p>
          </table:table-cell>
          <table:table-cell table:style-name="ce8" office:value-type="date" office:date-value="2019-06-27" calcext:value-type="date">
            <text:p>27/06/2019</text:p>
          </table:table-cell>
          <table:table-cell table:style-name="ce4" office:value-type="string" calcext:value-type="string">
            <text:p>L'EMPREINTE IMPRIMERIE INC.</text:p>
          </table:table-cell>
          <table:table-cell table:style-name="ce10"/>
          <table:table-cell table:style-name="ce4" office:value-type="float" office:value="2276.83" calcext:value-type="float">
            <text:p>2276,83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481" calcext:value-type="float">
            <text:p>1353481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OLIVIER MONTULET</text:p>
          </table:table-cell>
          <table:table-cell table:style-name="ce10"/>
          <table:table-cell table:style-name="ce4" office:value-type="float" office:value="787.41" calcext:value-type="float">
            <text:p>787,41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337" calcext:value-type="float">
            <text:p>1353337</text:p>
          </table:table-cell>
          <table:table-cell table:style-name="ce8" office:value-type="date" office:date-value="2019-06-14" calcext:value-type="date">
            <text:p>14/06/2019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46.63" calcext:value-type="float">
            <text:p>146,63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941" calcext:value-type="float">
            <text:p>1352941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RECYCLAGE NOTRE-DAME INC.</text:p>
          </table:table-cell>
          <table:table-cell table:style-name="ce10"/>
          <table:table-cell table:style-name="ce4" office:value-type="float" office:value="2157.94" calcext:value-type="float">
            <text:p>2157,94</text:p>
          </table:table-cell>
          <table:table-cell table:style-name="ce4" office:value-type="string" calcext:value-type="string">
            <text:p>Service - Enfouisseme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33" calcext:value-type="float">
            <text:p>1355033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SIGNEL SERVICES INC</text:p>
          </table:table-cell>
          <table:table-cell table:style-name="ce10"/>
          <table:table-cell table:style-name="ce4" office:value-type="float" office:value="164.83" calcext:value-type="float">
            <text:p>164,83</text:p>
          </table:table-cell>
          <table:table-cell table:style-name="ce4" office:value-type="string" calcext:value-type="string">
            <text:p>Signalisation routièr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AUCHEMIN, SONIA</text:p>
          </table:table-cell>
          <table:table-cell table:style-name="ce4" office:value-type="float" office:value="1354743" calcext:value-type="float">
            <text:p>1354743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float" office:value="2099.74" calcext:value-type="float">
            <text:p>2099,74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48" calcext:value-type="float">
            <text:p>1354748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THE SUBURBAN NEWSPAPER</text:p>
          </table:table-cell>
          <table:table-cell table:style-name="ce4"/>
          <table:table-cell table:style-name="ce4" office:value-type="float" office:value="892.39" calcext:value-type="float">
            <text:p>892,39</text:p>
          </table:table-cell>
          <table:table-cell table:style-name="ce4" office:value-type="string" calcext:value-type="string">
            <text:p>Service - Placement média d'avis public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EDARD, LUCIE</text:p>
          </table:table-cell>
          <table:table-cell table:style-name="ce4" office:value-type="float" office:value="1350097" calcext:value-type="float">
            <text:p>1350097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ALERTE COURRIER P.M.E.</text:p>
          </table:table-cell>
          <table:table-cell table:style-name="ce4"/>
          <table:table-cell table:style-name="ce4" office:value-type="float" office:value="104.99" calcext:value-type="float">
            <text:p>104,99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374" calcext:value-type="float">
            <text:p>1354374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BEC FIN INTERNATIONAL INC.</text:p>
          </table:table-cell>
          <table:table-cell table:style-name="ce10"/>
          <table:table-cell table:style-name="ce4" office:value-type="float" office:value="220.74" calcext:value-type="float">
            <text:p>220,74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05" calcext:value-type="float">
            <text:p>1352105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CUISINE-ATOUT ENTREPRISE D'INSERTION INC.</text:p>
          </table:table-cell>
          <table:table-cell table:style-name="ce10"/>
          <table:table-cell table:style-name="ce4" office:value-type="float" office:value="219.35" calcext:value-type="float">
            <text:p>219,35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096" calcext:value-type="float">
            <text:p>1350096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LES EDITIONS YVON BLAIS INC</text:p>
          </table:table-cell>
          <table:table-cell table:style-name="ce4"/>
          <table:table-cell table:style-name="ce4" office:value-type="float" office:value="487.7" calcext:value-type="float">
            <text:p>487,7</text:p>
          </table:table-cell>
          <table:table-cell table:style-name="ce4" office:value-type="string" calcext:value-type="string">
            <text:p>Guide, brochure et affich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1300" calcext:value-type="float">
            <text:p>1321300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PAQUETTE &amp; ASSOCIES, HUISSIERS DE JUSTICE S.E.N.C.R.L.</text:p>
          </table:table-cell>
          <table:table-cell table:style-name="ce4"/>
          <table:table-cell table:style-name="ce4" office:value-type="float" office:value="3149.62" calcext:value-type="float">
            <text:p>3149,62</text:p>
          </table:table-cell>
          <table:table-cell table:style-name="ce4" office:value-type="string" calcext:value-type="string">
            <text:p>Huissier de justic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OUTIN, PIERRE</text:p>
          </table:table-cell>
          <table:table-cell table:style-name="ce4" office:value-type="float" office:value="1321491" calcext:value-type="float">
            <text:p>1321491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ABATTAGE D'ARBRES DES BASSE LAURENTIDES ENR.</text:p>
          </table:table-cell>
          <table:table-cell table:style-name="ce4"/>
          <table:table-cell table:style-name="ce4" office:value-type="float" office:value="8399" calcext:value-type="float">
            <text:p>8399</text:p>
          </table:table-cell>
          <table:table-cell table:style-name="ce4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18080" calcext:value-type="float">
            <text:p>1318080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BAU-VAL CMM</text:p>
          </table:table-cell>
          <table:table-cell table:style-name="ce4"/>
          <table:table-cell table:style-name="ce4" office:value-type="float" office:value="3958.03" calcext:value-type="float">
            <text:p>3958,03</text:p>
          </table:table-cell>
          <table:table-cell table:style-name="ce4" office:value-type="string" calcext:value-type="string">
            <text:p>Service - Traitement/valorisation de matériaux de constru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001" calcext:value-type="float">
            <text:p>1352001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float" office:value="1163246" calcext:value-type="float">
            <text:p>1163246</text:p>
          </table:table-cell>
          <table:table-cell table:style-name="ce4" office:value-type="float" office:value="9651.12" calcext:value-type="float">
            <text:p>9651,12</text:p>
          </table:table-cell>
          <table:table-cell table:style-name="ce4" office:value-type="string" calcext:value-type="string">
            <text:p>Ordinateurs et accessoi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014" calcext:value-type="float">
            <text:p>1354014</text:p>
          </table:table-cell>
          <table:table-cell table:style-name="ce8" office:value-type="date" office:date-value="2019-06-19" calcext:value-type="date">
            <text:p>19/06/2019</text:p>
          </table:table-cell>
          <table:table-cell table:style-name="ce4" office:value-type="string" calcext:value-type="string">
            <text:p>LES JARDINS MICHEL CORBEIL INC.</text:p>
          </table:table-cell>
          <table:table-cell table:style-name="ce10"/>
          <table:table-cell table:style-name="ce4" office:value-type="float" office:value="16378.1" calcext:value-type="float">
            <text:p>16378,1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39" calcext:value-type="float">
            <text:p>1352139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LOCATION LORDBEC INC.</text:p>
          </table:table-cell>
          <table:table-cell table:style-name="ce4"/>
          <table:table-cell table:style-name="ce4" office:value-type="float" office:value="20399.07" calcext:value-type="float">
            <text:p>20399,07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60" calcext:value-type="float">
            <text:p>1352160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table:number-columns-repeated="2"/>
          <table:table-cell table:style-name="ce4" office:value-type="float" office:value="19496.18" calcext:value-type="float">
            <text:p>19496,18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0999" calcext:value-type="float">
            <text:p>1320999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PEPINIERE A. MUCCI INC.</text:p>
          </table:table-cell>
          <table:table-cell table:style-name="ce4" office:value-type="float" office:value="1283714" calcext:value-type="float">
            <text:p>1283714</text:p>
          </table:table-cell>
          <table:table-cell table:style-name="ce4" office:value-type="float" office:value="5472.47" calcext:value-type="float">
            <text:p>5472,47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ROUSSEAU, HELENE</text:p>
          </table:table-cell>
          <table:table-cell table:style-name="ce4" office:value-type="float" office:value="1351645" calcext:value-type="float">
            <text:p>1351645</text:p>
          </table:table-cell>
          <table:table-cell table:style-name="ce8" office:value-type="date" office:date-value="2019-06-07" calcext:value-type="date">
            <text:p>07/06/2019</text:p>
          </table:table-cell>
          <table:table-cell table:style-name="ce4" office:value-type="string" calcext:value-type="string">
            <text:p>BEC FIN INTERNATIONAL INC.</text:p>
          </table:table-cell>
          <table:table-cell table:style-name="ce10"/>
          <table:table-cell table:style-name="ce4" office:value-type="float" office:value="113.91" calcext:value-type="float">
            <text:p>113,91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CARRIER, RAYMOND</text:p>
          </table:table-cell>
          <table:table-cell table:style-name="ce4" office:value-type="float" office:value="1352173" calcext:value-type="float">
            <text:p>1352173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ALIMENTATION ERIC DA PONTE INC. – METRO</text:p>
          </table:table-cell>
          <table:table-cell table:style-name="ce4"/>
          <table:table-cell table:style-name="ce4" office:value-type="float" office:value="524.94" calcext:value-type="float">
            <text:p>524,94</text:p>
          </table:table-cell>
          <table:table-cell table:style-name="ce4" office:value-type="string" calcext:value-type="string">
            <text:p>Breuvage et nourrit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527" calcext:value-type="float">
            <text:p>1353527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AUVITEC LTEE</text:p>
          </table:table-cell>
          <table:table-cell table:style-name="ce10"/>
          <table:table-cell table:style-name="ce4" office:value-type="float" office:value="956.23" calcext:value-type="float">
            <text:p>956,23</text:p>
          </table:table-cell>
          <table:table-cell table:style-name="ce4" office:value-type="string" calcext:value-type="string">
            <text:p>Fil et câble électr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392" calcext:value-type="float">
            <text:p>1354392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BOO! DESIGN INC.</text:p>
          </table:table-cell>
          <table:table-cell table:style-name="ce10"/>
          <table:table-cell table:style-name="ce4" office:value-type="float" office:value="1102.37" calcext:value-type="float">
            <text:p>1102,37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529" calcext:value-type="float">
            <text:p>1353529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EDITIONS ALBUM INC.</text:p>
          </table:table-cell>
          <table:table-cell table:style-name="ce10"/>
          <table:table-cell table:style-name="ce4" office:value-type="float" office:value="2160.44" calcext:value-type="float">
            <text:p>2160,44</text:p>
          </table:table-cell>
          <table:table-cell table:style-name="ce4" office:value-type="string" calcext:value-type="string">
            <text:p>Service - Production d'élément d'exposi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354" calcext:value-type="float">
            <text:p>1350354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EXCELLE MACHINE A COUDRE</text:p>
          </table:table-cell>
          <table:table-cell table:style-name="ce4"/>
          <table:table-cell table:style-name="ce4" office:value-type="float" office:value="584.76" calcext:value-type="float">
            <text:p>584,76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526" calcext:value-type="float">
            <text:p>1353526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HOMEWOOD SANTE INC.</text:p>
          </table:table-cell>
          <table:table-cell table:style-name="ce10"/>
          <table:table-cell table:style-name="ce4" office:value-type="float" office:value="698.17" calcext:value-type="float">
            <text:p>698,17</text:p>
          </table:table-cell>
          <table:table-cell table:style-name="ce4" office:value-type="string" calcext:value-type="string">
            <text:p>Frais - Inscription pour colloque, conférence, séminaire et congrè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5" calcext:value-type="float">
            <text:p>1354775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LOCATION D'OUTILS SIMPLEX S.E.C.</text:p>
          </table:table-cell>
          <table:table-cell table:style-name="ce10"/>
          <table:table-cell table:style-name="ce4" office:value-type="float" office:value="373.76" calcext:value-type="float">
            <text:p>373,76</text:p>
          </table:table-cell>
          <table:table-cell table:style-name="ce4" office:value-type="string" calcext:value-type="string">
            <text:p>Réparation/Entretien - Équipement de scèn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6012" calcext:value-type="float">
            <text:p>1356012</text:p>
          </table:table-cell>
          <table:table-cell table:style-name="ce8" office:value-type="date" office:date-value="2019-06-28" calcext:value-type="date">
            <text:p>28/06/2019</text:p>
          </table:table-cell>
          <table:table-cell table:style-name="ce4" office:value-type="string" calcext:value-type="string">
            <text:p>LOCATION JEAN LEGARE LTEE</text:p>
          </table:table-cell>
          <table:table-cell table:style-name="ce10"/>
          <table:table-cell table:style-name="ce4" office:value-type="float" office:value="2815.08" calcext:value-type="float">
            <text:p>2815,08</text:p>
          </table:table-cell>
          <table:table-cell table:style-name="ce4" office:value-type="string" calcext:value-type="string">
            <text:p>Service - Transport de conteneur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CARRIER, RAYMOND</text:p>
          </table:table-cell>
          <table:table-cell table:style-name="ce4" office:value-type="float" office:value="1355939" calcext:value-type="float">
            <text:p>1355939</text:p>
          </table:table-cell>
          <table:table-cell table:style-name="ce8" office:value-type="date" office:date-value="2019-06-28" calcext:value-type="date">
            <text:p>28/06/2019</text:p>
          </table:table-cell>
          <table:table-cell table:style-name="ce4" office:value-type="string" calcext:value-type="string">
            <text:p>P.A.A.L. PARTAGEONS LE MONDE</text:p>
          </table:table-cell>
          <table:table-cell table:style-name="ce10"/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Service - Artiste musica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57" calcext:value-type="float">
            <text:p>1352157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PPG REVETEMENTS ARCHITECTURAUX CANADA INC.</text:p>
          </table:table-cell>
          <table:table-cell table:style-name="ce10"/>
          <table:table-cell table:style-name="ce4" office:value-type="float" office:value="477.8" calcext:value-type="float">
            <text:p>477,8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77" calcext:value-type="float">
            <text:p>1352177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SYNDICAT DE COPROPRIETE DES TERRAINS BENNY FARM</text:p>
          </table:table-cell>
          <table:table-cell table:style-name="ce10"/>
          <table:table-cell table:style-name="ce4" office:value-type="float" office:value="4601.76" calcext:value-type="float">
            <text:p>4601,76</text:p>
          </table:table-cell>
          <table:table-cell table:style-name="ce4" office:value-type="string" calcext:value-type="string">
            <text:p>Frais - Contribution à des organism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352" calcext:value-type="float">
            <text:p>1350352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TECHNO-GESTASS LTEE</text:p>
          </table:table-cell>
          <table:table-cell table:style-name="ce10"/>
          <table:table-cell table:style-name="ce4" office:value-type="float" office:value="692.12" calcext:value-type="float">
            <text:p>692,12</text:p>
          </table:table-cell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395" calcext:value-type="float">
            <text:p>1354395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TURCOTTE DESIGN INC.</text:p>
          </table:table-cell>
          <table:table-cell table:style-name="ce10"/>
          <table:table-cell table:style-name="ce4" office:value-type="float" office:value="1947.52" calcext:value-type="float">
            <text:p>1947,52</text:p>
          </table:table-cell>
          <table:table-cell table:style-name="ce4" office:value-type="string" calcext:value-type="string">
            <text:p>Service - Production d'élément d'exposi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102" calcext:value-type="float">
            <text:p>1350102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ULINE CANADA CORP</text:p>
          </table:table-cell>
          <table:table-cell table:style-name="ce10"/>
          <table:table-cell table:style-name="ce4" office:value-type="float" office:value="168.26" calcext:value-type="float">
            <text:p>168,26</text:p>
          </table:table-cell>
          <table:table-cell table:style-name="ce4" office:value-type="string" calcext:value-type="string">
            <text:p>Articles de papet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214" calcext:value-type="float">
            <text:p>1353214</text:p>
          </table:table-cell>
          <table:table-cell table:style-name="ce8" office:value-type="date" office:date-value="2019-06-14" calcext:value-type="date">
            <text:p>14/06/2019</text:p>
          </table:table-cell>
          <table:table-cell table:style-name="ce4"/>
          <table:table-cell table:style-name="ce10"/>
          <table:table-cell table:style-name="ce4" office:value-type="float" office:value="712.19" calcext:value-type="float">
            <text:p>712,19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216" calcext:value-type="float">
            <text:p>1353216</text:p>
          </table:table-cell>
          <table:table-cell table:style-name="ce8" office:value-type="date" office:date-value="2019-06-14" calcext:value-type="date">
            <text:p>14/06/2019</text:p>
          </table:table-cell>
          <table:table-cell table:style-name="ce4" office:value-type="string" calcext:value-type="string">
            <text:p>VOXEL FACTORY INC.</text:p>
          </table:table-cell>
          <table:table-cell table:style-name="ce10"/>
          <table:table-cell table:style-name="ce4" office:value-type="float" office:value="1059.42" calcext:value-type="float">
            <text:p>1059,42</text:p>
          </table:table-cell>
          <table:table-cell table:style-name="ce4" office:value-type="string" calcext:value-type="string">
            <text:p>Photocopieur, télécopieur, imprimante et numériseu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float" office:value="1354776" calcext:value-type="float">
            <text:p>1354776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4" office:value-type="float" office:value="314.89" calcext:value-type="float">
            <text:p>314,89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3" calcext:value-type="float">
            <text:p>1354773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CAPREA EXPERTS IMMOBILIERS INC.</text:p>
          </table:table-cell>
          <table:table-cell table:style-name="ce4" office:value-type="float" office:value="1347295" calcext:value-type="float">
            <text:p>1347295</text:p>
          </table:table-cell>
          <table:table-cell table:style-name="ce4" office:value-type="float" office:value="1023.63" calcext:value-type="float">
            <text:p>1023,63</text:p>
          </table:table-cell>
          <table:table-cell table:style-name="ce4" office:value-type="string" calcext:value-type="string">
            <text:p>Évaluateur agré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885" calcext:value-type="float">
            <text:p>1352885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office:value-type="string" calcext:value-type="string">
            <text:p>LES INSTRUMENTS I.T.M. INC./I.T.M. INSTRUMENTS INC.</text:p>
          </table:table-cell>
          <table:table-cell table:style-name="ce4"/>
          <table:table-cell table:style-name="ce4" office:value-type="float" office:value="884.52" calcext:value-type="float">
            <text:p>884,52</text:p>
          </table:table-cell>
          <table:table-cell table:style-name="ce4" office:value-type="string" calcext:value-type="string">
            <text:p>Fournitures et accessoires scientifique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GUYLAINE</text:p>
          </table:table-cell>
          <table:table-cell table:style-name="ce4" office:value-type="float" office:value="1354561" calcext:value-type="float">
            <text:p>1354561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AUTOBUS GALLAND LTEE</text:p>
          </table:table-cell>
          <table:table-cell table:style-name="ce4"/>
          <table:table-cell table:style-name="ce4" office:value-type="float" office:value="367.46" calcext:value-type="float">
            <text:p>367,46</text:p>
          </table:table-cell>
          <table:table-cell table:style-name="ce4" office:value-type="string" calcext:value-type="string">
            <text:p>Frais - Déplacement, hébergement et repa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13" calcext:value-type="float">
            <text:p>1354713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CENTRE PATRONAL DE SANTE ET SECURITE DU TRAVAIL DU QUEBEC (C P S S T Q )</text:p>
          </table:table-cell>
          <table:table-cell table:style-name="ce4"/>
          <table:table-cell table:style-name="ce4" office:value-type="float" office:value="272.97" calcext:value-type="float">
            <text:p>272,97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1653" calcext:value-type="float">
            <text:p>1351653</text:p>
          </table:table-cell>
          <table:table-cell table:style-name="ce8" office:value-type="date" office:date-value="2019-06-07" calcext:value-type="date">
            <text:p>07/06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7112.67" calcext:value-type="float">
            <text:p>7112,67</text:p>
          </table:table-cell>
          <table:table-cell table:style-name="ce4" office:value-type="string" calcext:value-type="string">
            <text:p>Ordinateurs et accessoi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013" calcext:value-type="float">
            <text:p>1352013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GESTION P3P</text:p>
          </table:table-cell>
          <table:table-cell table:style-name="ce4"/>
          <table:table-cell table:style-name="ce4" office:value-type="float" office:value="5564.34" calcext:value-type="float">
            <text:p>5564,34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506" calcext:value-type="float">
            <text:p>1354506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LES SERVICES EXP INC.</text:p>
          </table:table-cell>
          <table:table-cell table:style-name="ce4"/>
          <table:table-cell table:style-name="ce4" office:value-type="float" office:value="2782.17" calcext:value-type="float">
            <text:p>2782,17</text:p>
          </table:table-cell>
          <table:table-cell table:style-name="ce4" office:value-type="string" calcext:value-type="string">
            <text:p>Réparation/Entretien - Système de contrôle, de surveillance et d'incend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028" calcext:value-type="float">
            <text:p>1350028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MONTREAL STENCIL INC</text:p>
          </table:table-cell>
          <table:table-cell table:style-name="ce4"/>
          <table:table-cell table:style-name="ce4" office:value-type="float" office:value="143.01" calcext:value-type="float">
            <text:p>143,01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196" calcext:value-type="float">
            <text:p>1354196</text:p>
          </table:table-cell>
          <table:table-cell table:style-name="ce8" office:value-type="date" office:date-value="2019-06-19" calcext:value-type="date">
            <text:p>19/06/2019</text:p>
          </table:table-cell>
          <table:table-cell table:style-name="ce4" office:value-type="string" calcext:value-type="string">
            <text:p>SOLIDCAD UNE COMPAGNIE CANSEL</text:p>
          </table:table-cell>
          <table:table-cell table:style-name="ce4"/>
          <table:table-cell table:style-name="ce4" office:value-type="float" office:value="3351.2" calcext:value-type="float">
            <text:p>3351,2</text:p>
          </table:table-cell>
          <table:table-cell table:style-name="ce4" office:value-type="string" calcext:value-type="string">
            <text:p>Logiciel et progicie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DREAULT, SONIA</text:p>
          </table:table-cell>
          <table:table-cell table:style-name="ce4" office:value-type="float" office:value="1352180" calcext:value-type="float">
            <text:p>1352180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ASS. QUEBECOISE DES ARENAS ET DES INSTAL. RECREATIVES ET SPORTIVES INC. (AQAIRS)</text:p>
          </table:table-cell>
          <table:table-cell table:style-name="ce10"/>
          <table:table-cell table:style-name="ce4" office:value-type="float" office:value="708.67" calcext:value-type="float">
            <text:p>708,67</text:p>
          </table:table-cell>
          <table:table-cell table:style-name="ce4" office:value-type="string" calcext:value-type="string">
            <text:p>Frais - Inscription pour colloque, conférence, séminaire et congrè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925" calcext:value-type="float">
            <text:p>1355925</text:p>
          </table:table-cell>
          <table:table-cell table:style-name="ce8" office:value-type="date" office:date-value="2019-06-28" calcext:value-type="date">
            <text:p>28/06/2019</text:p>
          </table:table-cell>
          <table:table-cell table:style-name="ce4" office:value-type="string" calcext:value-type="string">
            <text:p>COLLEGE JEAN-DE-BREBEUF</text:p>
          </table:table-cell>
          <table:table-cell table:style-name="ce10"/>
          <table:table-cell table:style-name="ce4" office:value-type="float" office:value="1159.95" calcext:value-type="float">
            <text:p>1159,95</text:p>
          </table:table-cell>
          <table:table-cell table:style-name="ce4" office:value-type="string" calcext:value-type="string">
            <text:p>Location - Sal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84" calcext:value-type="float">
            <text:p>1352184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LES PAYSAGISTES DAMY &amp; PAT INC.</text:p>
          </table:table-cell>
          <table:table-cell table:style-name="ce4"/>
          <table:table-cell table:style-name="ce4" office:value-type="float" office:value="9217.9" calcext:value-type="float">
            <text:p>9217,9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930" calcext:value-type="float">
            <text:p>1355930</text:p>
          </table:table-cell>
          <table:table-cell table:style-name="ce8" office:value-type="date" office:date-value="2019-06-28" calcext:value-type="date">
            <text:p>28/06/2019</text:p>
          </table:table-cell>
          <table:table-cell table:style-name="ce4" office:value-type="string" calcext:value-type="string">
            <text:p>LOISIRS SPORTIFS COTE-DES-NEIGES - NOTRE-DAME-DE-GRACE </text:p>
          </table:table-cell>
          <table:table-cell table:style-name="ce4"/>
          <table:table-cell table:style-name="ce4" office:value-type="float" office:value="6026.22" calcext:value-type="float">
            <text:p>6026,22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931" calcext:value-type="float">
            <text:p>1355931</text:p>
          </table:table-cell>
          <table:table-cell table:style-name="ce8" office:value-type="date" office:date-value="2019-06-28" calcext:value-type="date">
            <text:p>28/06/2019</text:p>
          </table:table-cell>
          <table:table-cell table:style-name="ce4"/>
          <table:table-cell table:style-name="ce10"/>
          <table:table-cell table:style-name="ce4" office:value-type="float" office:value="9779.32" calcext:value-type="float">
            <text:p>9779,32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78" calcext:value-type="float">
            <text:p>1352178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SODEM INC.</text:p>
          </table:table-cell>
          <table:table-cell table:style-name="ce10"/>
          <table:table-cell table:style-name="ce4" office:value-type="float" office:value="13673.94" calcext:value-type="float">
            <text:p>13673,94</text:p>
          </table:table-cell>
          <table:table-cell table:style-name="ce4" office:value-type="string" calcext:value-type="string">
            <text:p>Location - Terrain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GAUTHIER, STEPHANE</text:p>
          </table:table-cell>
          <table:table-cell table:style-name="ce4" office:value-type="float" office:value="1350098" calcext:value-type="float">
            <text:p>1350098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BRAULT &amp; BOUTHILLIER LTEE</text:p>
          </table:table-cell>
          <table:table-cell table:style-name="ce10"/>
          <table:table-cell table:style-name="ce4" office:value-type="float" office:value="296.75" calcext:value-type="float">
            <text:p>296,75</text:p>
          </table:table-cell>
          <table:table-cell table:style-name="ce4" office:value-type="string" calcext:value-type="string">
            <text:p>Réparation/Entretien - Article, accessoire et équipement de bureau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55018" calcext:value-type="float">
            <text:p>1355018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3289419 CANADA (COLLINS)</text:p>
          </table:table-cell>
          <table:table-cell table:style-name="ce10"/>
          <table:table-cell table:style-name="ce4" office:value-type="float" office:value="214.29" calcext:value-type="float">
            <text:p>214,29</text:p>
          </table:table-cell>
          <table:table-cell table:style-name="ce4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520" calcext:value-type="float">
            <text:p>1353520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ACKLANDS - GRAINGER INC.</text:p>
          </table:table-cell>
          <table:table-cell/>
          <table:table-cell table:style-name="ce4" office:value-type="float" office:value="42.59" calcext:value-type="float">
            <text:p>42,59</text:p>
          </table:table-cell>
          <table:table-cell table:style-name="ce4" office:value-type="string" calcext:value-type="string">
            <text:p>Équipement - Véhicule et appare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668" calcext:value-type="float">
            <text:p>1354668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/>
          <table:table-cell/>
          <table:table-cell table:style-name="ce4" office:value-type="float" office:value="337.64" calcext:value-type="float">
            <text:p>337,64</text:p>
          </table:table-cell>
          <table:table-cell table:style-name="ce4" office:value-type="string" calcext:value-type="string">
            <text:p>Tuyauterie et raccord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614" calcext:value-type="float">
            <text:p>1355614</text:p>
          </table:table-cell>
          <table:table-cell table:style-name="ce8" office:value-type="date" office:date-value="2019-06-27" calcext:value-type="date">
            <text:p>27/06/2019</text:p>
          </table:table-cell>
          <table:table-cell table:style-name="ce4" office:value-type="string" calcext:value-type="string">
            <text:p>ATELIER AUBIN INC.</text:p>
          </table:table-cell>
          <table:table-cell table:style-name="ce10"/>
          <table:table-cell table:style-name="ce4" office:value-type="float" office:value="1301.84" calcext:value-type="float">
            <text:p>1301,84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460" calcext:value-type="float">
            <text:p>1353460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CLEMENT HYDRAULITECH INC.</text:p>
          </table:table-cell>
          <table:table-cell table:style-name="ce10"/>
          <table:table-cell table:style-name="ce4" office:value-type="float" office:value="3739.85" calcext:value-type="float">
            <text:p>3739,85</text:p>
          </table:table-cell>
          <table:table-cell table:style-name="ce4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1346" calcext:value-type="float">
            <text:p>1351346</text:p>
          </table:table-cell>
          <table:table-cell table:style-name="ce8" office:value-type="date" office:date-value="2019-06-07" calcext:value-type="date">
            <text:p>07/06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582.86" calcext:value-type="float">
            <text:p>582,86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643" calcext:value-type="float">
            <text:p>1354643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DISCOUNT LOCATION D'AUTOS ET CAMIONS</text:p>
          </table:table-cell>
          <table:table-cell table:style-name="ce4"/>
          <table:table-cell table:style-name="ce4" office:value-type="float" office:value="6425.59" calcext:value-type="float">
            <text:p>6425,59</text:p>
          </table:table-cell>
          <table:table-cell table:style-name="ce4" office:value-type="string" calcext:value-type="string">
            <text:p>Frais - Règlement, réclam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347" calcext:value-type="float">
            <text:p>1350347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ECO-GRAFFITI INC</text:p>
          </table:table-cell>
          <table:table-cell table:style-name="ce4"/>
          <table:table-cell table:style-name="ce4" office:value-type="float" office:value="6173.26" calcext:value-type="float">
            <text:p>6173,26</text:p>
          </table:table-cell>
          <table:table-cell table:style-name="ce4" office:value-type="string" calcext:value-type="string">
            <text:p>Produits de peint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452" calcext:value-type="float">
            <text:p>1353452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4"/>
          <table:table-cell table:style-name="ce4" office:value-type="float" office:value="3791.5" calcext:value-type="float">
            <text:p>3791,5</text:p>
          </table:table-cell>
          <table:table-cell table:style-name="ce4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0052" calcext:value-type="float">
            <text:p>1330052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LES INDUSTRIES POLY INC.</text:p>
          </table:table-cell>
          <table:table-cell table:style-name="ce4" office:value-type="float" office:value="1322302" calcext:value-type="float">
            <text:p>1322302</text:p>
          </table:table-cell>
          <table:table-cell table:style-name="ce4" office:value-type="float" office:value="3499.36" calcext:value-type="float">
            <text:p>3499,36</text:p>
          </table:table-cell>
          <table:table-cell table:style-name="ce4" office:value-type="string" calcext:value-type="string">
            <text:p>Service - Numérisation de document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19667" calcext:value-type="float">
            <text:p>1319667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LOCATION GAMMA INC.</text:p>
          </table:table-cell>
          <table:table-cell table:style-name="ce4"/>
          <table:table-cell table:style-name="ce4" office:value-type="float" office:value="1049.87" calcext:value-type="float">
            <text:p>1049,87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607" calcext:value-type="float">
            <text:p>1350607</text:p>
          </table:table-cell>
          <table:table-cell table:style-name="ce8" office:value-type="date" office:date-value="2019-06-05" calcext:value-type="date">
            <text:p>05/06/2019</text:p>
          </table:table-cell>
          <table:table-cell table:style-name="ce4" office:value-type="string" calcext:value-type="string">
            <text:p>LOCATION GUAY</text:p>
          </table:table-cell>
          <table:table-cell table:style-name="ce10"/>
          <table:table-cell table:style-name="ce4" office:value-type="float" office:value="1499.22" calcext:value-type="float">
            <text:p>1499,22</text:p>
          </table:table-cell>
          <table:table-cell table:style-name="ce4" office:value-type="string" calcext:value-type="string">
            <text:p>Location - Véhicule lourd, machinerie lourde et camion avec équipement spécialis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82" calcext:value-type="float">
            <text:p>1352182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LOCATION SAUVAGEAU INC.</text:p>
          </table:table-cell>
          <table:table-cell table:style-name="ce10"/>
          <table:table-cell table:style-name="ce4" office:value-type="float" office:value="4434.67" calcext:value-type="float">
            <text:p>4434,67</text:p>
          </table:table-cell>
          <table:table-cell table:style-name="ce4" office:value-type="string" calcext:value-type="string">
            <text:p>Location - Automobile, camionnette et fourgonnett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654" calcext:value-type="float">
            <text:p>1354654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float" office:value="3766.79" calcext:value-type="float">
            <text:p>3766,79</text:p>
          </table:table-cell>
          <table:table-cell table:style-name="ce4" office:value-type="string" calcext:value-type="string">
            <text:p>Équipement contre les chut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986" calcext:value-type="float">
            <text:p>1355986</text:p>
          </table:table-cell>
          <table:table-cell table:style-name="ce8" office:value-type="date" office:date-value="2019-06-28" calcext:value-type="date">
            <text:p>28/06/2019</text:p>
          </table:table-cell>
          <table:table-cell table:style-name="ce4" table:number-columns-repeated="2"/>
          <table:table-cell table:style-name="ce4" office:value-type="float" office:value="5389.07" calcext:value-type="float">
            <text:p>5389,07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021" calcext:value-type="float">
            <text:p>1353021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office:value-type="string" calcext:value-type="string">
            <text:p>OLIVIER MONTULET</text:p>
          </table:table-cell>
          <table:table-cell table:style-name="ce4"/>
          <table:table-cell table:style-name="ce4" office:value-type="float" office:value="787.41" calcext:value-type="float">
            <text:p>787,41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6803" calcext:value-type="float">
            <text:p>1346803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float" office:value="194.02" calcext:value-type="float">
            <text:p>194,02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518" calcext:value-type="float">
            <text:p>1354518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SCIAGE DE BETON ST-LEONARD LTEE</text:p>
          </table:table-cell>
          <table:table-cell table:style-name="ce4"/>
          <table:table-cell table:style-name="ce4" office:value-type="float" office:value="776.9" calcext:value-type="float">
            <text:p>776,9</text:p>
          </table:table-cell>
          <table:table-cell table:style-name="ce4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675" calcext:value-type="float">
            <text:p>1354675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SECURITE LANDRY INC</text:p>
          </table:table-cell>
          <table:table-cell table:style-name="ce4"/>
          <table:table-cell table:style-name="ce4" office:value-type="float" office:value="417.31" calcext:value-type="float">
            <text:p>417,31</text:p>
          </table:table-cell>
          <table:table-cell table:style-name="ce4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327" calcext:value-type="float">
            <text:p>1350327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SOCIETE INTERNATIONALE D'ARBORICULTURE QUEBEC INC. (S.I.A.Q.)</text:p>
          </table:table-cell>
          <table:table-cell table:style-name="ce4"/>
          <table:table-cell table:style-name="ce4" office:value-type="float" office:value="302.36" calcext:value-type="float">
            <text:p>302,36</text:p>
          </table:table-cell>
          <table:table-cell table:style-name="ce4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2">
          <table:table-cell/>
          <table:table-cell table:style-name="ce4" office:value-type="float" office:value="1350013" calcext:value-type="float">
            <text:p>1350013</text:p>
          </table:table-cell>
          <table:table-cell table:style-name="ce8" office:value-type="date" office:date-value="2019-06-03" calcext:value-type="date">
            <text:p>03/06/2019</text:p>
          </table:table-cell>
          <table:table-cell table:style-name="ce4" office:value-type="string" calcext:value-type="string">
            <text:p>ST-GERMAIN EGOUTS ET AQUEDUCS INC.</text:p>
          </table:table-cell>
          <table:table-cell table:style-name="ce4" office:value-type="float" office:value="1277188" calcext:value-type="float">
            <text:p>1277188</text:p>
          </table:table-cell>
          <table:table-cell table:style-name="ce4" office:value-type="float" office:value="2435.81" calcext:value-type="float">
            <text:p>2435,81</text:p>
          </table:table-cell>
          <table:table-cell table:style-name="ce4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HOOPER, CHANTAL</text:p>
          </table:table-cell>
          <table:table-cell table:style-name="ce4" office:value-type="float" office:value="1312804" calcext:value-type="float">
            <text:p>1312804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float" office:value="229.29" calcext:value-type="float">
            <text:p>229,29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462" calcext:value-type="float">
            <text:p>1353462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U. CAYOUETTE INC.</text:p>
          </table:table-cell>
          <table:table-cell table:style-name="ce4"/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LIMPERIS, APOSTOLOS MARIO</text:p>
          </table:table-cell>
          <table:table-cell table:style-name="ce4" office:value-type="float" office:value="1350095" calcext:value-type="float">
            <text:p>1350095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AQUAM SPECIALISTE AQUATIQUE INC.</text:p>
          </table:table-cell>
          <table:table-cell table:style-name="ce10"/>
          <table:table-cell table:style-name="ce4" office:value-type="float" office:value="2017.84" calcext:value-type="float">
            <text:p>2017,84</text:p>
          </table:table-cell>
          <table:table-cell table:style-name="ce4" office:value-type="string" calcext:value-type="string">
            <text:p>Équipement pour piscine et jeu d'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7627" calcext:value-type="float">
            <text:p>1347627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 office:value-type="string" calcext:value-type="string">
            <text:p>AQUATECHNO SPECIALISTES AQUATIQUES INC.</text:p>
          </table:table-cell>
          <table:table-cell table:style-name="ce10"/>
          <table:table-cell table:style-name="ce4" office:value-type="float" office:value="2011.57" calcext:value-type="float">
            <text:p>2011,57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431" calcext:value-type="float">
            <text:p>1354431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CENTAURECOM INC.</text:p>
          </table:table-cell>
          <table:table-cell table:style-name="ce10"/>
          <table:table-cell table:style-name="ce4" office:value-type="float" office:value="253.55" calcext:value-type="float">
            <text:p>253,55</text:p>
          </table:table-cell>
          <table:table-cell table:style-name="ce4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56" calcext:value-type="float">
            <text:p>1352156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INDIK INC</text:p>
          </table:table-cell>
          <table:table-cell table:style-name="ce4"/>
          <table:table-cell table:style-name="ce4" office:value-type="float" office:value="3149.62" calcext:value-type="float">
            <text:p>3149,62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093" calcext:value-type="float">
            <text:p>1350093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LAVAGE DE VITRES FUTURE INC.</text:p>
          </table:table-cell>
          <table:table-cell table:style-name="ce4"/>
          <table:table-cell table:style-name="ce4" office:value-type="float" office:value="892.39" calcext:value-type="float">
            <text:p>892,39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16" calcext:value-type="float">
            <text:p>1352116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LES INDUSTRIES T.A.G. (1983) LTEE</text:p>
          </table:table-cell>
          <table:table-cell table:style-name="ce4"/>
          <table:table-cell table:style-name="ce4" office:value-type="float" office:value="2517.59" calcext:value-type="float">
            <text:p>2517,59</text:p>
          </table:table-cell>
          <table:table-cell table:style-name="ce4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23" calcext:value-type="float">
            <text:p>1352123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float" office:value="724.41" calcext:value-type="float">
            <text:p>724,41</text:p>
          </table:table-cell>
          <table:table-cell table:style-name="ce4" office:value-type="string" calcext:value-type="string">
            <text:p>Distributeur de produit nettoyant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35" calcext:value-type="float">
            <text:p>1352135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table:number-columns-repeated="2"/>
          <table:table-cell table:style-name="ce4" office:value-type="float" office:value="465.34" calcext:value-type="float">
            <text:p>465,34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284" calcext:value-type="float">
            <text:p>1352284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42.8" calcext:value-type="float">
            <text:p>142,8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890" calcext:value-type="float">
            <text:p>1352890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table:number-columns-repeated="2"/>
          <table:table-cell table:style-name="ce4" office:value-type="float" office:value="276.98" calcext:value-type="float">
            <text:p>276,98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953" calcext:value-type="float">
            <text:p>1353953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309.11" calcext:value-type="float">
            <text:p>309,11</text:p>
          </table:table-cell>
          <table:table-cell table:style-name="ce4" office:value-type="string" calcext:value-type="string">
            <text:p>Produits de papi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954" calcext:value-type="float">
            <text:p>1353954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903.34" calcext:value-type="float">
            <text:p>1903,34</text:p>
          </table:table-cell>
          <table:table-cell table:style-name="ce4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075" calcext:value-type="float">
            <text:p>1354075</text:p>
          </table:table-cell>
          <table:table-cell table:style-name="ce8" office:value-type="date" office:date-value="2019-06-19" calcext:value-type="date">
            <text:p>19/06/2019</text:p>
          </table:table-cell>
          <table:table-cell table:style-name="ce4"/>
          <table:table-cell table:style-name="ce4" office:value-type="float" office:value="1048199" calcext:value-type="float">
            <text:p>1048199</text:p>
          </table:table-cell>
          <table:table-cell table:style-name="ce4" office:value-type="float" office:value="132.06" calcext:value-type="float">
            <text:p>132,06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69" calcext:value-type="float">
            <text:p>1352169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SERVI-GLACES 2000</text:p>
          </table:table-cell>
          <table:table-cell/>
          <table:table-cell table:style-name="ce4" office:value-type="float" office:value="1732.3" calcext:value-type="float">
            <text:p>1732,3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727" calcext:value-type="float">
            <text:p>1355727</text:p>
          </table:table-cell>
          <table:table-cell table:style-name="ce8" office:value-type="date" office:date-value="2019-06-27" calcext:value-type="date">
            <text:p>27/06/2019</text:p>
          </table:table-cell>
          <table:table-cell table:style-name="ce4" office:value-type="string" calcext:value-type="string">
            <text:p>SHARP ELECTRONIQUE DU CANADA LTEE</text:p>
          </table:table-cell>
          <table:table-cell table:style-name="ce10"/>
          <table:table-cell table:style-name="ce4" office:value-type="float" office:value="1632.56" calcext:value-type="float">
            <text:p>1632,56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OUELLET, MARIE-CLAUDE</text:p>
          </table:table-cell>
          <table:table-cell table:style-name="ce4" office:value-type="float" office:value="1352891" calcext:value-type="float">
            <text:p>1352891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office:value-type="string" calcext:value-type="string">
            <text:p>AQUATECHNO SPECIALISTES AQUATIQUES INC.</text:p>
          </table:table-cell>
          <table:table-cell table:style-name="ce10"/>
          <table:table-cell table:style-name="ce4" office:value-type="float" office:value="4593.15" calcext:value-type="float">
            <text:p>4593,15</text:p>
          </table:table-cell>
          <table:table-cell table:style-name="ce4" office:value-type="string" calcext:value-type="string">
            <text:p>Traitement de l'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67" calcext:value-type="float">
            <text:p>1352167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ARIUM DESIGN INC.</text:p>
          </table:table-cell>
          <table:table-cell table:style-name="ce10"/>
          <table:table-cell table:style-name="ce4" office:value-type="float" office:value="2024.68" calcext:value-type="float">
            <text:p>2024,68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7" calcext:value-type="float">
            <text:p>1354777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BOURASSA SPORT TECHNOLOGIE INC.</text:p>
          </table:table-cell>
          <table:table-cell table:style-name="ce10"/>
          <table:table-cell table:style-name="ce4" office:value-type="float" office:value="3359.6" calcext:value-type="float">
            <text:p>3359,6</text:p>
          </table:table-cell>
          <table:table-cell table:style-name="ce4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1" calcext:value-type="float">
            <text:p>1354771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COLLEGE NOTRE-DAME</text:p>
          </table:table-cell>
          <table:table-cell table:style-name="ce10"/>
          <table:table-cell table:style-name="ce4" office:value-type="float" office:value="4724.44" calcext:value-type="float">
            <text:p>4724,44</text:p>
          </table:table-cell>
          <table:table-cell table:style-name="ce4" office:value-type="string" calcext:value-type="string">
            <text:p>Location - Terrai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9" calcext:value-type="float">
            <text:p>1354779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COOPERATIVE DE L'UNIVERSITE LAVAL</text:p>
          </table:table-cell>
          <table:table-cell table:style-name="ce10"/>
          <table:table-cell table:style-name="ce4" office:value-type="float" office:value="3475.09" calcext:value-type="float">
            <text:p>3475,09</text:p>
          </table:table-cell>
          <table:table-cell table:style-name="ce4" office:value-type="string" calcext:value-type="string">
            <text:p>Ordinateurs et accessoir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427" calcext:value-type="float">
            <text:p>1354427</text:p>
          </table:table-cell>
          <table:table-cell table:style-name="ce8" office:value-type="date" office:date-value="2019-06-20" calcext:value-type="date">
            <text:p>20/06/2019</text:p>
          </table:table-cell>
          <table:table-cell table:style-name="ce4" office:value-type="string" calcext:value-type="string">
            <text:p>L'EMPREINTE IMPRIMERIE INC. </text:p>
          </table:table-cell>
          <table:table-cell table:style-name="ce4"/>
          <table:table-cell table:style-name="ce4" office:value-type="float" office:value="2170.6" calcext:value-type="float">
            <text:p>2170,6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30" calcext:value-type="float">
            <text:p>1352130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LOCATION CELEFETE INC.</text:p>
          </table:table-cell>
          <table:table-cell table:style-name="ce4"/>
          <table:table-cell table:style-name="ce4" office:value-type="float" office:value="478.74" calcext:value-type="float">
            <text:p>478,74</text:p>
          </table:table-cell>
          <table:table-cell table:style-name="ce4" office:value-type="string" calcext:value-type="string">
            <text:p>Location - Meu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8" calcext:value-type="float">
            <text:p>1354778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LOISIRS SPORTIFS COTE-DES-NEIGES - NOTRE-DAME-DE-GRACE</text:p>
          </table:table-cell>
          <table:table-cell table:style-name="ce4"/>
          <table:table-cell table:style-name="ce4" office:value-type="float" office:value="3653.83" calcext:value-type="float">
            <text:p>3653,83</text:p>
          </table:table-cell>
          <table:table-cell table:style-name="ce4" office:value-type="string" calcext:value-type="string">
            <text:p>Service - Organisation d'activités sportiv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2" calcext:value-type="float">
            <text:p>1354772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PRODUITS SANY</text:p>
          </table:table-cell>
          <table:table-cell table:style-name="ce4"/>
          <table:table-cell table:style-name="ce4" office:value-type="float" office:value="6751.59" calcext:value-type="float">
            <text:p>6751,59</text:p>
          </table:table-cell>
          <table:table-cell table:style-name="ce4" office:value-type="string" calcext:value-type="string">
            <text:p>Appareil d'entretie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76" calcext:value-type="float">
            <text:p>1352176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SERVICES D'IMPRIMERIE AVANTAGES INC.</text:p>
          </table:table-cell>
          <table:table-cell table:style-name="ce4"/>
          <table:table-cell table:style-name="ce4" office:value-type="float" office:value="398.95" calcext:value-type="float">
            <text:p>398,95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74" calcext:value-type="float">
            <text:p>1354774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UNIVERSITE DE MONTREAL</text:p>
          </table:table-cell>
          <table:table-cell table:style-name="ce4"/>
          <table:table-cell table:style-name="ce4" office:value-type="float" office:value="1688.46" calcext:value-type="float">
            <text:p>1688,46</text:p>
          </table:table-cell>
          <table:table-cell table:style-name="ce4" office:value-type="string" calcext:value-type="string">
            <text:p>Location - Installation sportiv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LANTE, STÉPHANE</text:p>
          </table:table-cell>
          <table:table-cell table:style-name="ce4" office:value-type="float" office:value="1331515" calcext:value-type="float">
            <text:p>1331515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float" office:value="7480.36" calcext:value-type="float">
            <text:p>7480,36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9235" calcext:value-type="float">
            <text:p>1339235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 table:number-columns-repeated="2"/>
          <table:table-cell table:style-name="ce4" office:value-type="float" office:value="1797.13" calcext:value-type="float">
            <text:p>1797,13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704" calcext:value-type="float">
            <text:p>1354704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CENTRE PATRONAL DE SANTE ET SECURITE DU TRAVAIL DU QUEBEC (C P S S T Q )</text:p>
          </table:table-cell>
          <table:table-cell table:style-name="ce4"/>
          <table:table-cell table:style-name="ce4" office:value-type="float" office:value="272.97" calcext:value-type="float">
            <text:p>272,97</text:p>
          </table:table-cell>
          <table:table-cell table:style-name="ce4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1725" calcext:value-type="float">
            <text:p>1351725</text:p>
          </table:table-cell>
          <table:table-cell table:style-name="ce8" office:value-type="date" office:date-value="2019-06-07" calcext:value-type="date">
            <text:p>07/06/2019</text:p>
          </table:table-cell>
          <table:table-cell table:style-name="ce4" office:value-type="string" calcext:value-type="string">
            <text:p>COFFRES-FORTS C.B. 2000 INC.</text:p>
          </table:table-cell>
          <table:table-cell table:style-name="ce4" office:value-type="float" office:value="1268879" calcext:value-type="float">
            <text:p>1268879</text:p>
          </table:table-cell>
          <table:table-cell table:style-name="ce4" office:value-type="float" office:value="10543.84" calcext:value-type="float">
            <text:p>10543,84</text:p>
          </table:table-cell>
          <table:table-cell table:style-name="ce4" office:value-type="string" calcext:value-type="string">
            <text:p>Équipement sécurité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562" calcext:value-type="float">
            <text:p>1353562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COMMISSION SCOLAIRE DE MONTREAL (CSDM)</text:p>
          </table:table-cell>
          <table:table-cell table:style-name="ce4"/>
          <table:table-cell table:style-name="ce4" office:value-type="float" office:value="10498.75" calcext:value-type="float">
            <text:p>10498,75</text:p>
          </table:table-cell>
          <table:table-cell table:style-name="ce4" office:value-type="string" calcext:value-type="string">
            <text:p>Service - Formation, animation d'ateli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9943" calcext:value-type="float">
            <text:p>1349943</text:p>
          </table:table-cell>
          <table:table-cell table:style-name="ce8" office:value-type="date" office:date-value="2019-06-03" calcext:value-type="date">
            <text:p>03/06/2019</text:p>
          </table:table-cell>
          <table:table-cell table:style-name="ce4" office:value-type="string" calcext:value-type="string">
            <text:p>CONTENEURS EXPERTS S.D. INC.</text:p>
          </table:table-cell>
          <table:table-cell table:style-name="ce4"/>
          <table:table-cell table:style-name="ce4" office:value-type="float" office:value="22482.41" calcext:value-type="float">
            <text:p>22482,41</text:p>
          </table:table-cell>
          <table:table-cell table:style-name="ce4" office:value-type="string" calcext:value-type="string">
            <text:p>Réservoir et contenant de stock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0118" calcext:value-type="float">
            <text:p>1320118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office:value-type="string" calcext:value-type="string">
            <text:p>DISTRIBUTIONS LG INC.</text:p>
          </table:table-cell>
          <table:table-cell table:style-name="ce4" office:value-type="float" office:value="1152445" calcext:value-type="float">
            <text:p>1152445</text:p>
          </table:table-cell>
          <table:table-cell table:style-name="ce4" office:value-type="float" office:value="12791.68" calcext:value-type="float">
            <text:p>12791,68</text:p>
          </table:table-cell>
          <table:table-cell table:style-name="ce4" office:value-type="string" calcext:value-type="string">
            <text:p>Service - Distribu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9999" calcext:value-type="float">
            <text:p>1349999</text:p>
          </table:table-cell>
          <table:table-cell table:style-name="ce8" office:value-type="date" office:date-value="2019-06-03" calcext:value-type="date">
            <text:p>03/06/2019</text:p>
          </table:table-cell>
          <table:table-cell table:style-name="ce4" office:value-type="string" calcext:value-type="string">
            <text:p>GROUPE ABS INC.</text:p>
          </table:table-cell>
          <table:table-cell table:style-name="ce4" office:value-type="float" office:value="1338591" calcext:value-type="float">
            <text:p>1338591</text:p>
          </table:table-cell>
          <table:table-cell table:style-name="ce4" office:value-type="float" office:value="11524.48" calcext:value-type="float">
            <text:p>11524,48</text:p>
          </table:table-cell>
          <table:table-cell table:style-name="ce4" office:value-type="string" calcext:value-type="string">
            <text:p>Conseiller - Protection et contrôle de la qualité du so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605" calcext:value-type="float">
            <text:p>1354605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IMPRIMERIE F.L. WEB INC.</text:p>
          </table:table-cell>
          <table:table-cell table:style-name="ce4"/>
          <table:table-cell table:style-name="ce4" office:value-type="float" office:value="22420.08" calcext:value-type="float">
            <text:p>22420,08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38835" calcext:value-type="float">
            <text:p>1338835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LABARRE GAUTHIER INC.</text:p>
          </table:table-cell>
          <table:table-cell table:style-name="ce4"/>
          <table:table-cell table:style-name="ce4" office:value-type="float" office:value="3913.93" calcext:value-type="float">
            <text:p>3913,93</text:p>
          </table:table-cell>
          <table:table-cell table:style-name="ce4" office:value-type="string" calcext:value-type="string">
            <text:p>Service - Formation en informatiqu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9104" calcext:value-type="float">
            <text:p>1349104</text:p>
          </table:table-cell>
          <table:table-cell table:style-name="ce8" office:value-type="date" office:date-value="2019-06-03" calcext:value-type="date">
            <text:p>03/06/2019</text:p>
          </table:table-cell>
          <table:table-cell table:style-name="ce4" office:value-type="string" calcext:value-type="string">
            <text:p>MAKSE NATURALISATION INC.</text:p>
          </table:table-cell>
          <table:table-cell table:style-name="ce4"/>
          <table:table-cell table:style-name="ce4" office:value-type="float" office:value="20997.5" calcext:value-type="float">
            <text:p>20997,5</text:p>
          </table:table-cell>
          <table:table-cell table:style-name="ce4" office:value-type="string" calcext:value-type="string">
            <text:p>Service - Aménagement paysage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9278" calcext:value-type="float">
            <text:p>1329278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PAPRIKA COMMUNICATIONS INC.</text:p>
          </table:table-cell>
          <table:table-cell table:style-name="ce4"/>
          <table:table-cell table:style-name="ce4" office:value-type="float" office:value="1643.05" calcext:value-type="float">
            <text:p>1643,05</text:p>
          </table:table-cell>
          <table:table-cell table:style-name="ce4" office:value-type="string" calcext:value-type="string">
            <text:p>Concepteur graphique, infographist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522" calcext:value-type="float">
            <text:p>1353522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SIGNALISATION S.A.I.C. INC</text:p>
          </table:table-cell>
          <table:table-cell table:style-name="ce4"/>
          <table:table-cell table:style-name="ce4" office:value-type="float" office:value="31182.53" calcext:value-type="float">
            <text:p>31182,53</text:p>
          </table:table-cell>
          <table:table-cell table:style-name="ce4" office:value-type="string" calcext:value-type="string">
            <text:p>Service - Reprograph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28513" calcext:value-type="float">
            <text:p>1328513</text:p>
          </table:table-cell>
          <table:table-cell table:style-name="ce8" office:value-type="date" office:date-value="2019-06-18" calcext:value-type="date">
            <text:p>18/06/2019</text:p>
          </table:table-cell>
          <table:table-cell table:style-name="ce4" office:value-type="string" calcext:value-type="string">
            <text:p>TABASKO COMMUNICATIONS INC.</text:p>
          </table:table-cell>
          <table:table-cell/>
          <table:table-cell table:style-name="ce4" office:value-type="float" office:value="18929.2" calcext:value-type="float">
            <text:p>18929,2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53446" calcext:value-type="float">
            <text:p>1353446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ABC RECREATION QUEBEC INC.</text:p>
          </table:table-cell>
          <table:table-cell/>
          <table:table-cell table:style-name="ce4" office:value-type="float" office:value="951.19" calcext:value-type="float">
            <text:p>951,19</text:p>
          </table:table-cell>
          <table:table-cell table:style-name="ce4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53" calcext:value-type="float">
            <text:p>1355053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AIGLON INDIGO</text:p>
          </table:table-cell>
          <table:table-cell/>
          <table:table-cell table:style-name="ce4" office:value-type="float" office:value="319.37" calcext:value-type="float">
            <text:p>319,37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54036" calcext:value-type="float">
            <text:p>1354036</text:p>
          </table:table-cell>
          <table:table-cell table:style-name="ce8" office:value-type="date" office:date-value="2019-06-19" calcext:value-type="date">
            <text:p>19/06/2019</text:p>
          </table:table-cell>
          <table:table-cell table:style-name="ce4" office:value-type="string" calcext:value-type="string">
            <text:p>C.P.U. DESIGN INC.</text:p>
          </table:table-cell>
          <table:table-cell table:style-name="ce4" office:value-type="float" office:value="1164102" calcext:value-type="float">
            <text:p>1164102</text:p>
          </table:table-cell>
          <table:table-cell table:style-name="ce4" office:value-type="float" office:value="1684.28" calcext:value-type="float">
            <text:p>1684,28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51423" calcext:value-type="float">
            <text:p>1351423</text:p>
          </table:table-cell>
          <table:table-cell table:style-name="ce8" office:value-type="date" office:date-value="2019-06-07" calcext:value-type="date">
            <text:p>07/06/2019</text:p>
          </table:table-cell>
          <table:table-cell table:style-name="ce4" office:value-type="string" calcext:value-type="string">
            <text:p>DISTRIBUTIONS LIMOTRIQUE INC.</text:p>
          </table:table-cell>
          <table:table-cell/>
          <table:table-cell table:style-name="ce4" office:value-type="float" office:value="792.66" calcext:value-type="float">
            <text:p>792,66</text:p>
          </table:table-cell>
          <table:table-cell table:style-name="ce4" office:value-type="string" calcext:value-type="string">
            <text:p>Équipement sécurité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float" office:value="1351323" calcext:value-type="float">
            <text:p>1351323</text:p>
          </table:table-cell>
          <table:table-cell table:style-name="ce8" office:value-type="date" office:date-value="2019-06-07" calcext:value-type="date">
            <text:p>07/06/2019</text:p>
          </table:table-cell>
          <table:table-cell table:style-name="ce4" office:value-type="string" calcext:value-type="string">
            <text:p>GROUPE ENOV INC.</text:p>
          </table:table-cell>
          <table:table-cell/>
          <table:table-cell table:style-name="ce4" office:value-type="float" office:value="1585.84" calcext:value-type="float">
            <text:p>1585,84</text:p>
          </table:table-cell>
          <table:table-cell table:style-name="ce4" office:value-type="string" calcext:value-type="string">
            <text:p>Accessoires et fournitures de peint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35" calcext:value-type="float">
            <text:p>1355035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HERCULES SLR INC.</text:p>
          </table:table-cell>
          <table:table-cell/>
          <table:table-cell table:style-name="ce4" office:value-type="float" office:value="2476.63" calcext:value-type="float">
            <text:p>2476,63</text:p>
          </table:table-cell>
          <table:table-cell table:style-name="ce4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660" calcext:value-type="float">
            <text:p>1354660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JEAN GUGLIA &amp; FILS ENR.</text:p>
          </table:table-cell>
          <table:table-cell/>
          <table:table-cell table:style-name="ce4" office:value-type="float" office:value="378.84" calcext:value-type="float">
            <text:p>378,84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48" calcext:value-type="float">
            <text:p>1355048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/>
          <table:table-cell/>
          <table:table-cell table:style-name="ce4" office:value-type="float" office:value="222.79" calcext:value-type="float">
            <text:p>222,79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43" calcext:value-type="float">
            <text:p>1355043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 office:value-type="string" calcext:value-type="string">
            <text:p>LEE VALLEY TOOLS LTD.</text:p>
          </table:table-cell>
          <table:table-cell/>
          <table:table-cell table:style-name="ce4" office:value-type="float" office:value="171.61" calcext:value-type="float">
            <text:p>171,61</text:p>
          </table:table-cell>
          <table:table-cell table:style-name="ce4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038" calcext:value-type="float">
            <text:p>1353038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office:value-type="string" calcext:value-type="string">
            <text:p>LE GROUPE J.S.V. INC</text:p>
          </table:table-cell>
          <table:table-cell/>
          <table:table-cell table:style-name="ce4" office:value-type="float" office:value="229.39" calcext:value-type="float">
            <text:p>229,39</text:p>
          </table:table-cell>
          <table:table-cell table:style-name="ce4" office:value-type="string" calcext:value-type="string">
            <text:p>Accessoires et pièces de remplacement pour outil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4" office:value-type="float" office:value="1354666" calcext:value-type="float">
            <text:p>1354666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LES EQUIPEMENTS RAPCO INC</text:p>
          </table:table-cell>
          <table:table-cell/>
          <table:table-cell table:style-name="ce4" office:value-type="float" office:value="441.44" calcext:value-type="float">
            <text:p>441,44</text:p>
          </table:table-cell>
          <table:table-cell table:style-name="ce4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345" calcext:value-type="float">
            <text:p>1350345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LES PEPINIERES JASMIN LTEE</text:p>
          </table:table-cell>
          <table:table-cell/>
          <table:table-cell table:style-name="ce4" office:value-type="float" office:value="2636.93" calcext:value-type="float">
            <text:p>2636,93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1715" calcext:value-type="float">
            <text:p>1351715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/>
          <table:table-cell/>
          <table:table-cell table:style-name="ce4" office:value-type="float" office:value="744.75" calcext:value-type="float">
            <text:p>744,75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52" calcext:value-type="float">
            <text:p>1352152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/>
          <table:table-cell/>
          <table:table-cell table:style-name="ce4" office:value-type="float" office:value="8713.4" calcext:value-type="float">
            <text:p>8713,4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887" calcext:value-type="float">
            <text:p>1352887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/>
          <table:table-cell/>
          <table:table-cell table:style-name="ce4" office:value-type="float" office:value="5853.97" calcext:value-type="float">
            <text:p>5853,97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015" calcext:value-type="float">
            <text:p>1352015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MATERIAUX DE PLOMBERIE RAY-JEAN INC.</text:p>
          </table:table-cell>
          <table:table-cell/>
          <table:table-cell table:style-name="ce4" office:value-type="float" office:value="775.97" calcext:value-type="float">
            <text:p>775,97</text:p>
          </table:table-cell>
          <table:table-cell table:style-name="ce4" office:value-type="string" calcext:value-type="string">
            <text:p>Accessoires et fournitures de plomberi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1841" calcext:value-type="float">
            <text:p>1351841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MONTREAL STENCIL INC</text:p>
          </table:table-cell>
          <table:table-cell/>
          <table:table-cell table:style-name="ce4" office:value-type="float" office:value="78.05" calcext:value-type="float">
            <text:p>78,05</text:p>
          </table:table-cell>
          <table:table-cell table:style-name="ce4" office:value-type="string" calcext:value-type="string">
            <text:p>Articles, accessoires et équipement de bureau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1408" calcext:value-type="float">
            <text:p>1351408</text:p>
          </table:table-cell>
          <table:table-cell table:style-name="ce8" office:value-type="date" office:date-value="2019-06-07" calcext:value-type="date">
            <text:p>07/06/2019</text:p>
          </table:table-cell>
          <table:table-cell table:style-name="ce4" office:value-type="string" calcext:value-type="string">
            <text:p>NOVAFOR EQUIPEMENT INC.</text:p>
          </table:table-cell>
          <table:table-cell/>
          <table:table-cell table:style-name="ce4" office:value-type="float" office:value="247.77" calcext:value-type="float">
            <text:p>247,77</text:p>
          </table:table-cell>
          <table:table-cell table:style-name="ce4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717" calcext:value-type="float">
            <text:p>1352717</text:p>
          </table:table-cell>
          <table:table-cell table:style-name="ce8" office:value-type="date" office:date-value="2019-06-12" calcext:value-type="date">
            <text:p>12/06/2019</text:p>
          </table:table-cell>
          <table:table-cell table:style-name="ce4"/>
          <table:table-cell/>
          <table:table-cell table:style-name="ce4" office:value-type="float" office:value="1590.94" calcext:value-type="float">
            <text:p>1590,94</text:p>
          </table:table-cell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5040" calcext:value-type="float">
            <text:p>1355040</text:p>
          </table:table-cell>
          <table:table-cell table:style-name="ce8" office:value-type="date" office:date-value="2019-06-25" calcext:value-type="date">
            <text:p>25/06/2019</text:p>
          </table:table-cell>
          <table:table-cell table:style-name="ce4"/>
          <table:table-cell/>
          <table:table-cell table:style-name="ce4" office:value-type="float" office:value="234.8" calcext:value-type="float">
            <text:p>234,8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870" calcext:value-type="float">
            <text:p>1352870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office:value-type="string" calcext:value-type="string">
            <text:p>PEPINIERE BOUCHER</text:p>
          </table:table-cell>
          <table:table-cell/>
          <table:table-cell table:style-name="ce4" office:value-type="float" office:value="3014.45" calcext:value-type="float">
            <text:p>3014,45</text:p>
          </table:table-cell>
          <table:table-cell table:style-name="ce4" office:value-type="string" calcext:value-type="string">
            <text:p>Produits horticoles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2171" calcext:value-type="float">
            <text:p>1352171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PPG REVETEMENTS ARCHITECTURAUX CANADA INC.</text:p>
          </table:table-cell>
          <table:table-cell/>
          <table:table-cell table:style-name="ce4" office:value-type="float" office:value="694.6" calcext:value-type="float">
            <text:p>694,6</text:p>
          </table:table-cell>
          <table:table-cell table:style-name="ce4" office:value-type="string" calcext:value-type="string">
            <text:p>Peinture - résidentielle et industriell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043" calcext:value-type="float">
            <text:p>1353043</text:p>
          </table:table-cell>
          <table:table-cell table:style-name="ce8" office:value-type="date" office:date-value="2019-06-13" calcext:value-type="date">
            <text:p>13/06/2019</text:p>
          </table:table-cell>
          <table:table-cell table:style-name="ce4" office:value-type="string" calcext:value-type="string">
            <text:p>SECURITE LANDRY INC</text:p>
          </table:table-cell>
          <table:table-cell/>
          <table:table-cell table:style-name="ce4" office:value-type="float" office:value="338.57" calcext:value-type="float">
            <text:p>338,57</text:p>
          </table:table-cell>
          <table:table-cell table:style-name="ce4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1804" calcext:value-type="float">
            <text:p>1351804</text:p>
          </table:table-cell>
          <table:table-cell table:style-name="ce8" office:value-type="date" office:date-value="2019-06-10" calcext:value-type="date">
            <text:p>10/06/2019</text:p>
          </table:table-cell>
          <table:table-cell table:style-name="ce4" office:value-type="string" calcext:value-type="string">
            <text:p>SECURMAX</text:p>
          </table:table-cell>
          <table:table-cell/>
          <table:table-cell table:style-name="ce4" office:value-type="float" office:value="1228.35" calcext:value-type="float">
            <text:p>1228,35</text:p>
          </table:table-cell>
          <table:table-cell table:style-name="ce4" office:value-type="string" calcext:value-type="string">
            <text:p>Produits de cadenassag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4662" calcext:value-type="float">
            <text:p>1354662</text:p>
          </table:table-cell>
          <table:table-cell table:style-name="ce8" office:value-type="date" office:date-value="2019-06-21" calcext:value-type="date">
            <text:p>21/06/2019</text:p>
          </table:table-cell>
          <table:table-cell table:style-name="ce4" office:value-type="string" calcext:value-type="string">
            <text:p>TENAQUIP LIMITED</text:p>
          </table:table-cell>
          <table:table-cell/>
          <table:table-cell table:style-name="ce4" office:value-type="float" office:value="77.86" calcext:value-type="float">
            <text:p>77,86</text:p>
          </table:table-cell>
          <table:table-cell table:style-name="ce4" office:value-type="string" calcext:value-type="string">
            <text:p>Accessoires et fournitures de peintu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3630" calcext:value-type="float">
            <text:p>1353630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VORTEX STRUCTURES AQUATIQUES INTERNATIONALES INC</text:p>
          </table:table-cell>
          <table:table-cell/>
          <table:table-cell table:style-name="ce4" office:value-type="float" office:value="611.6" calcext:value-type="float">
            <text:p>611,6</text:p>
          </table:table-cell>
          <table:table-cell table:style-name="ce4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REEVES, GENEVIEVE</text:p>
          </table:table-cell>
          <table:table-cell table:style-name="ce4" office:value-type="float" office:value="1354072" calcext:value-type="float">
            <text:p>1354072</text:p>
          </table:table-cell>
          <table:table-cell table:style-name="ce8" office:value-type="date" office:date-value="2019-06-19" calcext:value-type="date">
            <text:p>19/06/2019</text:p>
          </table:table-cell>
          <table:table-cell table:style-name="ce4" office:value-type="string" calcext:value-type="string">
            <text:p>COOPERATIVE DE L'UNIVERSITE LAVAL</text:p>
          </table:table-cell>
          <table:table-cell table:style-name="ce4" office:value-type="float" office:value="1163361" calcext:value-type="float">
            <text:p>1163361</text:p>
          </table:table-cell>
          <table:table-cell table:style-name="ce4" office:value-type="float" office:value="1781.64" calcext:value-type="float">
            <text:p>1781,64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49737" calcext:value-type="float">
            <text:p>1349737</text:p>
          </table:table-cell>
          <table:table-cell table:style-name="ce8" office:value-type="date" office:date-value="2019-06-03" calcext:value-type="date">
            <text:p>03/06/2019</text:p>
          </table:table-cell>
          <table:table-cell table:style-name="ce4" office:value-type="string" calcext:value-type="string">
            <text:p>C.P.U. DESIGN INC.</text:p>
          </table:table-cell>
          <table:table-cell/>
          <table:table-cell table:style-name="ce4" office:value-type="float" office:value="4271.14" calcext:value-type="float">
            <text:p>4271,14</text:p>
          </table:table-cell>
          <table:table-cell table:style-name="ce4" office:value-type="string" calcext:value-type="string">
            <text:p>Photocopieur, télécopieur, imprimante et numériseur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float" office:value="1350350" calcext:value-type="float">
            <text:p>1350350</text:p>
          </table:table-cell>
          <table:table-cell table:style-name="ce8" office:value-type="date" office:date-value="2019-06-04" calcext:value-type="date">
            <text:p>04/06/2019</text:p>
          </table:table-cell>
          <table:table-cell table:style-name="ce4" office:value-type="string" calcext:value-type="string">
            <text:p>PEAUSEIDON EAU DE SOURCE NATURELLE</text:p>
          </table:table-cell>
          <table:table-cell table:style-name="ce4"/>
          <table:table-cell table:style-name="ce4" office:value-type="float" office:value="111.56" calcext:value-type="float">
            <text:p>111,56</text:p>
          </table:table-cell>
          <table:table-cell table:style-name="ce4" office:value-type="string" calcext:value-type="string">
            <text:p>Breuvage et nourritur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STINGACIU, IRINEL-MARIA</text:p>
          </table:table-cell>
          <table:table-cell table:style-name="ce4" office:value-type="float" office:value="1352110" calcext:value-type="float">
            <text:p>1352110</text:p>
          </table:table-cell>
          <table:table-cell table:style-name="ce8" office:value-type="date" office:date-value="2019-06-11" calcext:value-type="date">
            <text:p>11/06/2019</text:p>
          </table:table-cell>
          <table:table-cell table:style-name="ce4" office:value-type="string" calcext:value-type="string">
            <text:p>LIBRAIRIE RENAUD-BRAY INC</text:p>
          </table:table-cell>
          <table:table-cell/>
          <table:table-cell table:style-name="ce4" office:value-type="float" office:value="514.69" calcext:value-type="float">
            <text:p>514,69</text:p>
          </table:table-cell>
          <table:table-cell table:style-name="ce4" office:value-type="string" calcext:value-type="string">
            <text:p>Livre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ROTTIER, PASCAL</text:p>
          </table:table-cell>
          <table:table-cell table:style-name="ce4" office:value-type="float" office:value="1353469" calcext:value-type="float">
            <text:p>1353469</text:p>
          </table:table-cell>
          <table:table-cell table:style-name="ce8" office:value-type="date" office:date-value="2019-06-17" calcext:value-type="date">
            <text:p>17/06/2019</text:p>
          </table:table-cell>
          <table:table-cell table:style-name="ce4" office:value-type="string" calcext:value-type="string">
            <text:p>L &amp; T INSTRUMENT INC</text:p>
          </table:table-cell>
          <table:table-cell/>
          <table:table-cell table:style-name="ce4" office:value-type="float" office:value="440.95" calcext:value-type="float">
            <text:p>440,95</text:p>
          </table:table-cell>
          <table:table-cell table:style-name="ce4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OTAL </text:p>
          </table:table-cell>
          <table:table-cell table:style-name="ce4"/>
          <table:table-cell table:style-name="ce8"/>
          <table:table-cell table:style-name="ce4"/>
          <table:table-cell/>
          <table:table-cell table:style-name="ce3" office:value-type="float" office:value="515743.84" calcext:value-type="float">
            <text:p>515743,84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number-columns-repeated="2"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number-columns-repeated="2"/>
          <table:table-cell table:style-name="ce4" table:number-columns-repeated="2"/>
          <table:table-cell table:number-columns-repeated="250"/>
        </table:table-row>
        <table:table-row table:style-name="ro1" table:number-rows-repeated="2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/>
          <table:table-cell table:style-name="ce4"/>
          <table:table-cell table:style-name="ce8"/>
          <table:table-cell table:number-columns-repeated="2"/>
          <table:table-cell table:style-name="ce4" table:number-columns-repeated="2"/>
          <table:table-cell table:number-columns-repeated="250"/>
        </table:table-row>
        <table:table-row table:style-name="ro1" table:number-rows-repeated="4">
          <table:table-cell/>
          <table:table-cell table:style-name="ce4"/>
          <table:table-cell table:style-name="ce8"/>
          <table:table-cell table:style-name="ce4"/>
          <table:table-cell/>
          <table:table-cell table:style-name="ce4" table:number-columns-repeated="2"/>
          <table:table-cell table:number-columns-repeated="250"/>
        </table:table-row>
        <table:table-row table:style-name="ro1">
          <table:table-cell table:style-name="ce3"/>
          <table:table-cell table:number-columns-repeated="4"/>
          <table:table-cell table:style-name="ce3"/>
          <table:table-cell table:number-columns-repeated="251"/>
        </table:table-row>
        <table:table-row table:style-name="ro1" table:number-rows-repeated="104839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6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creator>Nadine Champagne</dc:creator>
    <dc:date>2019-10-01T09:22:50</dc:date>
    <meta:document-statistic meta:table-count="3" meta:cell-count="850" meta:object-count="0"/>
    <meta:generator>LibreOffice/6.4.3.2$Windows_x86 LibreOffice_project/747b5d0ebf89f41c860ec2a39efd7cb15b54f2d8</meta:generator>
  </office:meta>
</office:document-meta>
</file>